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81cm" fo:min-width="0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1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size="12pt" style:font-size-asian="18pt" style:font-size-complex="12pt"/>
    </style:style>
    <style:style style:name="P4" style:family="paragraph">
      <style:paragraph-properties fo:text-align="end" style:writing-mode="rl-tb"/>
      <style:text-properties fo:font-family="'XB Tabriz'" style:font-pitch="variable" fo:font-size="12pt" style:font-size-asian="18pt" style:font-size-complex="12pt"/>
    </style:style>
    <style:style style:name="P5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size="12pt" style:font-size-asian="18pt" style:font-size-complex="12pt"/>
    </style:style>
    <style:style style:name="T2" style:family="text">
      <style:text-properties fo:font-family="'XB Tabriz'" style:font-pitch="variable" fo:font-size="12pt" style:font-size-asian="18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34cm" svg:y1="1.957cm" svg:x2="1.621cm" svg:y2="1.959cm">
          <text:p/>
        </draw:line>
        <draw:line draw:style-name="gr2" draw:text-style-name="P1" draw:layer="layout" svg:x1="2.962cm" svg:y1="0.815cm" svg:x2="4.79cm" svg:y2="0.805cm">
          <text:p/>
        </draw:line>
        <draw:line draw:style-name="gr2" draw:text-style-name="P1" draw:layer="layout" svg:x1="3.398cm" svg:y1="3.152cm" svg:x2="3.398cm" svg:y2="1.445cm">
          <text:p/>
        </draw:line>
        <draw:line draw:style-name="gr2" draw:text-style-name="P1" draw:layer="layout" svg:x1="3.398cm" svg:y1="3.152cm" svg:x2="3.785cm" svg:y2="3.152cm">
          <text:p/>
        </draw:line>
        <draw:line draw:style-name="gr3" draw:text-style-name="P1" draw:layer="layout" svg:x1="2.839cm" svg:y1="2.781cm" svg:x2="3.479cm" svg:y2="2.552cm">
          <text:p/>
        </draw:line>
        <draw:line draw:style-name="gr3" draw:text-style-name="P1" draw:layer="layout" svg:x1="2.843cm" svg:y1="2.78cm" svg:x2="2.386cm" svg:y2="2.784cm">
          <text:p/>
        </draw:line>
        <draw:line draw:style-name="gr3" draw:text-style-name="P1" draw:layer="layout" svg:x1="2.384cm" svg:y1="2.783cm" svg:x2="2.44cm" svg:y2="2.766cm">
          <text:p/>
        </draw:line>
        <draw:line draw:style-name="gr3" draw:text-style-name="P1" draw:layer="layout" svg:x1="3.398cm" svg:y1="2.542cm" svg:x2="3.475cm" svg:y2="2.553cm">
          <text:p/>
        </draw:line>
        <draw:line draw:style-name="gr3" draw:text-style-name="P1" draw:layer="layout" svg:x1="2.826cm" svg:y1="2.588cm" svg:x2="3.475cm" svg:y2="2.358cm">
          <text:p/>
        </draw:line>
        <draw:line draw:style-name="gr3" draw:text-style-name="P1" draw:layer="layout" svg:x1="2.829cm" svg:y1="2.586cm" svg:x2="2.366cm" svg:y2="2.59cm">
          <text:p/>
        </draw:line>
        <draw:line draw:style-name="gr3" draw:text-style-name="P1" draw:layer="layout" svg:x1="2.364cm" svg:y1="2.59cm" svg:x2="2.421cm" svg:y2="2.573cm">
          <text:p/>
        </draw:line>
        <draw:line draw:style-name="gr3" draw:text-style-name="P1" draw:layer="layout" svg:x1="3.398cm" svg:y1="2.349cm" svg:x2="3.471cm" svg:y2="2.359cm">
          <text:p/>
        </draw:line>
        <draw:line draw:style-name="gr3" draw:text-style-name="P1" draw:layer="layout" svg:x1="2.841cm" svg:y1="2.131cm" svg:x2="3.484cm" svg:y2="1.901cm">
          <text:p/>
        </draw:line>
        <draw:line draw:style-name="gr3" draw:text-style-name="P1" draw:layer="layout" svg:x1="2.845cm" svg:y1="2.129cm" svg:x2="2.386cm" svg:y2="2.133cm">
          <text:p/>
        </draw:line>
        <draw:line draw:style-name="gr3" draw:text-style-name="P1" draw:layer="layout" svg:x1="2.384cm" svg:y1="2.132cm" svg:x2="2.44cm" svg:y2="2.115cm">
          <text:p/>
        </draw:line>
        <draw:line draw:style-name="gr3" draw:text-style-name="P1" draw:layer="layout" svg:x1="3.398cm" svg:y1="1.892cm" svg:x2="3.48cm" svg:y2="1.901cm">
          <text:p/>
        </draw:line>
        <draw:line draw:style-name="gr3" draw:text-style-name="P1" draw:layer="layout" svg:x1="2.826cm" svg:y1="2.362cm" svg:x2="3.475cm" svg:y2="2.132cm">
          <text:p/>
        </draw:line>
        <draw:line draw:style-name="gr3" draw:text-style-name="P1" draw:layer="layout" svg:x1="2.829cm" svg:y1="2.36cm" svg:x2="2.366cm" svg:y2="2.364cm">
          <text:p/>
        </draw:line>
        <draw:line draw:style-name="gr3" draw:text-style-name="P1" draw:layer="layout" svg:x1="2.364cm" svg:y1="2.364cm" svg:x2="2.421cm" svg:y2="2.347cm">
          <text:p/>
        </draw:line>
        <draw:line draw:style-name="gr3" draw:text-style-name="P1" draw:layer="layout" svg:x1="3.398cm" svg:y1="2.126cm" svg:x2="3.471cm" svg:y2="2.133cm">
          <text:p/>
        </draw:line>
        <draw:line draw:style-name="gr1" draw:text-style-name="P1" draw:layer="layout" svg:x1="2.83cm" svg:y1="1.959cm" svg:x2="3.479cm" svg:y2="1.729cm">
          <text:p/>
        </draw:line>
        <draw:line draw:style-name="gr3" draw:text-style-name="P1" draw:layer="layout" svg:x1="3.398cm" svg:y1="1.719cm" svg:x2="3.475cm" svg:y2="1.729cm">
          <text:p/>
        </draw:line>
        <draw:line draw:style-name="gr3" draw:text-style-name="P1" draw:id="id2" draw:layer="layout" svg:x1="2.828cm" svg:y1="3.04cm" svg:x2="3.477cm" svg:y2="2.81cm">
          <draw:glue-point draw:id="4" svg:x="0.046cm" svg:y="0.565cm"/>
          <text:p/>
        </draw:line>
        <draw:line draw:style-name="gr3" draw:text-style-name="P1" draw:layer="layout" svg:x1="2.832cm" svg:y1="3.038cm" svg:x2="2.369cm" svg:y2="3.042cm">
          <text:p/>
        </draw:line>
        <draw:line draw:style-name="gr3" draw:text-style-name="P1" draw:layer="layout" svg:x1="2.366cm" svg:y1="3.041cm" svg:x2="2.423cm" svg:y2="3.024cm">
          <text:p/>
        </draw:line>
        <draw:line draw:style-name="gr3" draw:text-style-name="P1" draw:layer="layout" svg:x1="3.398cm" svg:y1="2.806cm" svg:x2="3.473cm" svg:y2="2.81cm">
          <text:p/>
        </draw:line>
        <draw:line draw:style-name="gr3" draw:text-style-name="P1" draw:layer="layout" svg:x1="2.428cm" svg:y1="2.847cm" svg:x2="1.617cm" svg:y2="2.847cm">
          <text:p/>
        </draw:line>
        <draw:frame draw:style-name="gr4" draw:text-style-name="P3" draw:layer="layout" svg:width="0.858cm" svg:height="0.747cm" svg:x="0.838cm" svg:y="1.572cm">
          <draw:text-box>
            <text:p text:style-name="P2"><text:span text:style-name="T1">+</text:span></text:p>
          </draw:text-box>
        </draw:frame>
        <draw:frame draw:style-name="gr4" draw:text-style-name="P3" draw:layer="layout" svg:width="0.654cm" svg:height="0.747cm" svg:x="0.919cm" svg:y="2.461cm">
          <draw:text-box>
            <text:p text:style-name="P2"><text:span text:style-name="T1">-</text:span></text:p>
          </draw:text-box>
        </draw:frame>
        <draw:frame draw:style-name="gr5" draw:layer="layout" svg:width="0.324cm" svg:height="0.469cm" svg:x="1.793cm" svg:y="1.2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3" draw:layer="layout" svg:x1="1.712cm" svg:y1="1.808cm" svg:x2="2.316cm" svg:y2="1.799cm">
          <text:p/>
        </draw:line>
        <draw:frame draw:style-name="gr7" draw:text-style-name="P4" draw:id="id1" draw:layer="layout" svg:width="1.696cm" svg:height="0.911cm" svg:x="0.891cm" svg:y="3.61cm">
          <draw:text-box>
            <text:p text:style-name="P2"><text:span text:style-name="T2">ٹرن کائل</text:span></text:p>
          </draw:text-box>
          <draw:glue-point draw:id="4" svg:x="-1.071cm" svg:y="-2.546cm"/>
        </draw:frame>
        <draw:connector draw:style-name="gr6" draw:text-style-name="P3" draw:layer="layout" draw:type="curve" draw:line-skew="1.129cm -1.651cm -0.099cm" svg:x1="1.739cm" svg:y1="3.61cm" svg:x2="3.154cm" svg:y2="2.937cm" draw:start-shape="id1" draw:start-glue-point="0" draw:end-shape="id2" draw:end-glue-point="4" svg:d="m1739 3610c0-295 613-197 613-170s802 292 802-503">
          <text:p/>
        </draw:connector>
        <draw:line draw:style-name="gr2" draw:text-style-name="P1" draw:layer="layout" svg:x1="2.423cm" svg:y1="1.018cm" svg:x2="4.252cm" svg:y2="1.008cm">
          <text:p/>
        </draw:line>
        <draw:line draw:style-name="gr2" draw:text-style-name="P1" draw:id="id6" draw:layer="layout" svg:x1="2.413cm" svg:y1="3.771cm" svg:x2="4.252cm" svg:y2="3.771cm">
          <draw:glue-point draw:id="4" svg:x="1.799cm" svg:y="10cm"/>
          <text:p/>
        </draw:line>
        <draw:line draw:style-name="gr2" draw:text-style-name="P1" draw:layer="layout" svg:x1="2.413cm" svg:y1="3.771cm" svg:x2="2.423cm" svg:y2="1.018cm">
          <text:p/>
        </draw:line>
        <draw:line draw:style-name="gr2" draw:text-style-name="P1" draw:layer="layout" svg:x1="2.86cm" svg:y1="3.355cm" svg:x2="3.785cm" svg:y2="3.355cm">
          <text:p/>
        </draw:line>
        <draw:line draw:style-name="gr2" draw:text-style-name="P1" draw:layer="layout" svg:x1="2.84cm" svg:y1="1.445cm" svg:x2="2.86cm" svg:y2="3.355cm">
          <text:p/>
        </draw:line>
        <draw:line draw:style-name="gr2" draw:text-style-name="P1" draw:layer="layout" svg:x1="3.785cm" svg:y1="1.445cm" svg:x2="2.84cm" svg:y2="1.445cm">
          <text:p/>
        </draw:line>
        <draw:line draw:style-name="gr2" draw:text-style-name="P1" draw:layer="layout" svg:x1="4.252cm" svg:y1="3.771cm" svg:x2="4.252cm" svg:y2="1.005cm">
          <text:p/>
        </draw:line>
        <draw:line draw:style-name="gr2" draw:text-style-name="P1" draw:layer="layout" svg:x1="4.779cm" svg:y1="3.545cm" svg:x2="4.79cm" svg:y2="0.802cm">
          <text:p/>
        </draw:line>
        <draw:line draw:style-name="gr2" draw:text-style-name="P1" draw:layer="layout" svg:x1="3.785cm" svg:y1="3.355cm" svg:x2="3.785cm" svg:y2="1.442cm">
          <text:p/>
        </draw:line>
        <draw:frame draw:style-name="gr5" draw:layer="layout" svg:width="1.339cm" svg:height="0.466cm" svg:x="1.003cm" svg:y="2.1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515cm" svg:height="0.466cm" svg:x="2.284cm" svg:y="3.77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1" draw:layer="layout" svg:x1="4.252cm" svg:y1="1.008cm" svg:x2="4.79cm" svg:y2="0.804cm">
          <text:p/>
        </draw:line>
        <draw:line draw:style-name="gr2" draw:text-style-name="P1" draw:layer="layout" svg:x1="2.423cm" svg:y1="1.018cm" svg:x2="2.961cm" svg:y2="0.814cm">
          <text:p/>
        </draw:line>
        <draw:line draw:style-name="gr2" draw:text-style-name="P1" draw:layer="layout" svg:x1="2.86cm" svg:y1="3.355cm" svg:x2="3.398cm" svg:y2="3.151cm">
          <text:p/>
        </draw:line>
        <draw:line draw:style-name="gr2" draw:text-style-name="P1" draw:layer="layout" svg:x1="4.252cm" svg:y1="3.772cm" svg:x2="4.79cm" svg:y2="3.568cm">
          <text:p/>
        </draw:line>
        <draw:line draw:style-name="gr8" draw:text-style-name="P1" draw:id="id4" draw:layer="layout" svg:x1="4.252cm" svg:y1="2.716cm" svg:x2="4.79cm" svg:y2="2.512cm">
          <draw:glue-point draw:id="4" svg:x="-0.855cm" svg:y="1.47cm"/>
          <text:p/>
        </draw:line>
        <draw:line draw:style-name="gr8" draw:text-style-name="P1" draw:layer="layout" svg:x1="3.775cm" svg:y1="2.705cm" svg:x2="4.313cm" svg:y2="2.501cm">
          <text:p/>
        </draw:line>
        <draw:line draw:style-name="gr8" draw:text-style-name="P1" draw:layer="layout" svg:x1="4.252cm" svg:y1="2.716cm" svg:x2="3.785cm" svg:y2="2.705cm">
          <text:p/>
        </draw:line>
        <draw:line draw:style-name="gr8" draw:text-style-name="P1" draw:layer="layout" svg:x1="4.79cm" svg:y1="2.512cm" svg:x2="4.313cm" svg:y2="2.501cm">
          <text:p/>
        </draw:line>
        <draw:frame draw:style-name="gr9" draw:text-style-name="P5" draw:layer="layout" svg:width="3.038cm" svg:height="0.911cm" svg:x="6.05cm" svg:y="1.635cm">
          <draw:text-box>
            <text:p><text:span text:style-name="T3">رقبہ عمودی تراش</text:span></text:p>
          </draw:text-box>
        </draw:frame>
        <draw:frame draw:style-name="gr5" draw:id="id3" draw:layer="layout" svg:width="0.501cm" svg:height="0.466cm" svg:x="5.793cm" svg:y="1.89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id="id5" draw:layer="layout" svg:width="1.62cm" svg:height="0.529cm" svg:x="3.936cm" svg:y="3.7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" draw:text-style-name="P1" draw:layer="layout" draw:type="curve" draw:line-skew="0cm -0.321cm" svg:x1="5.793cm" svg:y1="2.124cm" svg:x2="4.476cm" svg:y2="2.643cm" draw:start-shape="id3" draw:start-glue-point="3" draw:end-shape="id4" draw:end-glue-point="4" svg:d="m5793 2124c-751 0-626 386-767 611s-550 287-550-92">
          <text:p/>
        </draw:connector>
        <draw:connector draw:style-name="gr6" draw:text-style-name="P1" draw:layer="layout" draw:type="curve" draw:line-skew="2.073cm 0.742cm" svg:x1="3.936cm" svg:y1="4.056cm" svg:x2="3.662cm" svg:y2="3.771cm" draw:start-shape="id5" draw:start-glue-point="3" draw:end-shape="id6" draw:end-glue-point="4" svg:d="m3936 4056c73 0 61-22-25-3s-249 79-249-282">
          <text:p/>
        </draw:connector>
        <draw:frame draw:style-name="gr5" draw:layer="layout" svg:width="0.505cm" svg:height="0.466cm" svg:x="3.124cm" svg:y="0.91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0" draw:text-style-name="P1" draw:id="id8" draw:layer="layout" svg:width="1.577cm" svg:height="2.528cm" draw:transform="rotate (0.102799892942447) translate (2.42222581680635cm 1.23142364320695cm)" svg:viewBox="0 0 1578 2529" svg:d="m1214 3026c249 0 305 253 362 467 10 220-9 412-46 641-30 224-41 427-83 638-45 225 9 471-185 625-189 150-428 43-649 31-215-13-537-20-573-314-26-215-68-433-12-647 55-208 47-426 86-636 39-214 47-417 66-639 26-317 321-244 492-222l112 7">
          <draw:glue-point draw:id="4" svg:x="4.83cm" svg:y="3.195cm"/>
          <draw:glue-point draw:id="5" svg:x="4.83cm" svg:y="-2.704cm"/>
          <text:p/>
        </draw:path>
        <draw:line draw:style-name="gr6" draw:text-style-name="P1" draw:layer="layout" svg:x1="2.911cm" svg:y1="1.181cm" svg:x2="3.073cm" svg:y2="1.181cm">
          <text:p/>
        </draw:line>
        <draw:line draw:style-name="gr6" draw:text-style-name="P1" draw:layer="layout" svg:x1="3.845cm" svg:y1="1.242cm" svg:x2="3.937cm" svg:y2="1.364cm">
          <text:p/>
        </draw:line>
        <draw:line draw:style-name="gr6" draw:text-style-name="P1" draw:layer="layout" svg:x1="3.642cm" svg:y1="3.65cm" svg:x2="3.551cm" svg:y2="3.65cm">
          <text:p/>
        </draw:line>
        <draw:line draw:style-name="gr6" draw:text-style-name="P1" draw:layer="layout" svg:x1="2.657cm" svg:y1="3.284cm" svg:x2="2.636cm" svg:y2="3.162cm">
          <text:p/>
        </draw:line>
        <draw:frame draw:style-name="gr9" draw:text-style-name="P5" draw:id="id7" draw:layer="layout" svg:width="3.982cm" svg:height="1.571cm" svg:x="5.41cm" svg:y="2.611cm">
          <draw:text-box>
            <text:p><text:span text:style-name="T3">مقناطیسی رو نکتہ دار</text:span></text:p>
            <text:p><text:span text:style-name="T3"><text:s/></text:span><text:span text:style-name="T3">لکیر سے دکھایا گیا ہے</text:span></text:p>
          </draw:text-box>
        </draw:frame>
        <draw:connector draw:style-name="gr6" draw:text-style-name="P1" draw:layer="layout" draw:type="curve" svg:x1="5.41cm" svg:y1="3.396cm" svg:x2="4.048cm" svg:y2="3.201cm" draw:start-shape="id7" draw:start-glue-point="3" draw:end-shape="id8" draw:end-glue-point="4" svg:d="m5410 3396c-1002 0-321-195-1362-195">
          <text:p/>
        </draw:connector>
        <draw:line draw:style-name="gr11" draw:text-style-name="P1" draw:layer="layout" svg:x1="2.962cm" svg:y1="0.815cm" svg:x2="2.667cm" svg:y2="0.927cm">
          <text:p/>
        </draw:line>
        <draw:line draw:style-name="gr11" draw:text-style-name="P1" draw:layer="layout" svg:x1="2.962cm" svg:y1="0.815cm" svg:x2="3.277cm" svg:y2="0.815cm">
          <text:p/>
        </draw:line>
        <draw:line draw:style-name="gr11" draw:text-style-name="P1" draw:layer="layout" svg:x1="2.962cm" svg:y1="0.815cm" svg:x2="2.972cm" svg:y2="0.365cm">
          <text:p/>
        </draw:line>
        <draw:frame draw:style-name="gr5" draw:layer="layout" svg:width="0.59cm" svg:height="0.529cm" svg:x="2.048cm" svg:y="0.45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0.587cm" svg:height="0.529cm" svg:x="3.266cm" svg:y="0.23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0.552cm" svg:height="0.529cm" svg:x="2.735cm" svg:y="-0.09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5" draw:id="id9" draw:layer="layout" svg:width="3.271cm" svg:height="1.571cm" svg:x="6.091cm" svg:y="-0.139cm">
          <draw:text-box>
            <text:p><text:span text:style-name="T3">نکتہ دار لکیر پر کور</text:span></text:p>
            <text:p text:style-name="P2"><text:span text:style-name="T3"><text:s/>کی اوسط لمبائی</text:span></text:p>
          </draw:text-box>
        </draw:frame>
        <draw:frame draw:style-name="gr5" draw:layer="layout" svg:width="0.323cm" svg:height="0.466cm" svg:x="6.296cm" svg:y="0.7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6" draw:text-style-name="P1" draw:layer="layout" draw:type="curve" svg:x1="6.091cm" svg:y1="0.646cm" svg:x2="4.048cm" svg:y2="1.748cm" draw:start-shape="id9" draw:start-glue-point="3" draw:end-shape="id8" draw:end-glue-point="5" svg:d="m6091 646c-1512 0-491 1102-2043 11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.991cm" fo:margin-right="0.991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x</math:mi>
          </math:msub>
          <math:mo math:stretchy="false">ˆ</math:mo>
        </math:mover>
      </math:mrow>
    </math:mstyle>
    <math:annotation math:encoding="StarMath 5.0">bold hat {a_x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hat {a_y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z</math:mi>
          </math:msub>
          <math:mo math:stretchy="false">ˆ</math:mo>
        </math:mover>
      </math:mrow>
    </math:mstyle>
    <math:annotation math:encoding="StarMath 5.0">bold hat {a_z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τ</math:mo>
        <math:mo math:stretchy="false">=</math:mo>
        <math:mi>N</math:mi>
      </math:mrow>
      <math:mi>i</math:mi>
    </math:mrow>
    <math:annotation math:encoding="StarMath 5.0">%tau = N 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μ</math:mo>
        <math:mo math:stretchy="false">=</math:mo>
        <math:msub>
          <math:mo math:stretchy="false">μ</math:mo>
          <math:mi>r</math:mi>
        </math:msub>
      </math:mrow>
      <math:msub>
        <math:mo math:stretchy="false">μ</math:mo>
        <math:mn>0</math:mn>
      </math:msub>
    </math:mrow>
    <math:annotation math:encoding="StarMath 5.0">%mu = %mu_r %mu_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